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BufferDecoder.canDecode( ResolvableType elementType , @ Nullable MimeType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yteBufferDecoder.decode( DataBuffer dataBuffer , ResolvableType elementType , @ Nullable MimeType mimeType , @ Nullable Map &lt; String , Object &gt; 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yteBufferDecoder.ByteBuffer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